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loext: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Heading_20_1" style:master-page-name="First_20_Page">
      <style:paragraph-properties style:page-number="auto"/>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0022a0"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039a85"/>
    </style:style>
    <style:style style:name="T10"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OpenLCB Standard defines the protocol for transporting OpenLCB events across <text:span text:style-name="T7">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5">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5750087713776023048" text:style-name="L1">
        <text:list-item>
          <text:p text:style-name="P23">The OpenLCB Message Network Standard, which<text:span text:style-name="T7">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3">The OpenLCB Event Identifiers Standard, which defines the format and content of <text:s/>Event IDs including the class of Well-Known Event IDs and Automatically-Routed Event IDs.</text:p>
        </text:list-item>
        <text:list-item>
          <text:p text:style-name="P23">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7">Event ID</text:span> Range” in the Data Content field refers to a range of <text:span text:style-name="T7">Event ID</text:span> values specified through a compare-under-mask operation. <text:s/>The low bit of the field defines the sign of the mask: a <text:span text:style-name="T9">'</text:span>1<text:span text:style-name="T9">'</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9">AND NOT</text:span> mask) <text:span text:style-name="T9">EQUALS</text:span> (R <text:span text:style-name="T9">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2055577086502882946" text:style-name="L2">
        <text:list-item>
          <text:p text:style-name="P24">Currently valid – the internal state of the consumer &amp; associated devices is known to be <text:span text:style-name="T9">the </text:span>same as if this <text:span text:style-name="T10">was the last </text:span>event <text:span text:style-name="T10">consumed</text:span></text:p>
        </text:list-item>
        <text:list-item>
          <text:p text:style-name="P24">Currently invalid – the internal state of the consumer &amp; associated devices is known to not be the same as if this <text:span text:style-name="T10">was the last </text:span>event <text:span text:style-name="T10">consumed</text:span></text:p>
        </text:list-item>
        <text:list-item>
          <text:p text:style-name="P24"><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7">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44710239950327" text:continue-numbering="true" text:style-name="L2">
        <text:list-item>
          <text:p text:style-name="P24">Currently valid – the internal state of the producer &amp; associated devices is known to be that which would cause them to produce the event</text:p>
        </text:list-item>
        <text:list-item>
          <text:p text:style-name="P24">Currently invalid – the internal state of the producer &amp; associated devices is known to not be the same as that which would cause them to produce the event</text:p>
        </text:list-item>
        <text:list-item>
          <text:p text:style-name="P24">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7">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869433921015517723" text:style-name="L3">
        <text:list-item>
          <text:p text:style-name="P25">The producer or consumer sends a Producer Identified or Consumer Identified, respectively, message containing the Event ID.</text:p>
        </text:list-item>
        <text:list-item>
          <text:p text:style-name="P25">The producer or consumer sends a Producer Range Identified or Consumer Range Identified, respectively, message where the indicated range contains the Event ID.</text:p>
        </text:list-item>
        <text:list-item>
          <text:p text:style-name="P25">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9">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7">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7">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7">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7">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7">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Message Formats (Normative)<text:tab/>1</text:p>
          <text:p text:style-name="P22"><text:s/>4.1 Producer/Consumer Event Report (PCER)<text:tab/>2</text:p>
          <text:p text:style-name="P22"><text:s/>4.2 Identify Consumer<text:tab/>2</text:p>
          <text:p text:style-name="P22"><text:s/>4.3 Consumer Identified<text:tab/>2</text:p>
          <text:p text:style-name="P22"><text:s/>4.4 Consumer Range Identified<text:tab/>3</text:p>
          <text:p text:style-name="P22"><text:s/>4.5 Identify Producer<text:tab/>3</text:p>
          <text:p text:style-name="P22"><text:s/>4.6 Producer Identified<text:tab/>3</text:p>
          <text:p text:style-name="P22"><text:s/>4.7 Producer Range Identified<text:tab/>3</text:p>
          <text:p text:style-name="P22"><text:s/>4.8 Identify Events<text:tab/>4</text:p>
          <text:p text:style-name="P22"><text:s/>4.9 Learn Event<text:tab/>4</text:p>
          <text:p text:style-name="P21"><text:s/>5 States (Normative)<text:tab/>4</text:p>
          <text:p text:style-name="P21"><text:s/>6 Interactions (Normative)<text:tab/>5</text:p>
          <text:p text:style-name="P22"><text:s/>6.1 Event Transfer<text:tab/>5</text:p>
          <text:p text:style-name="P22"><text:s/>6.2 Event Inquiry<text:tab/>5</text:p>
          <text:p text:style-name="P22"><text:s/>6.3 Producer Inquiry<text:tab/>5</text:p>
          <text:p text:style-name="P22"><text:s/>6.4 Consumer Inquiry<text:tab/>6</text:p>
          <text:p text:style-name="P22"><text:s/>6.5 Teach/Learn Configuration<text:tab/>6</text:p>
          <text:p text:style-name="P22"><text:s/>6.6 Resetting to Default<text:tab/>6</text:p>
          <text:p text:style-name="P21"><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2</meta:editing-cycles>
    <meta:editing-duration>P4DT5H55M38S</meta:editing-duration>
    <meta:generator>LibreOffice/4.4.0.3$MacOSX_X86_64 LibreOffice_project/de093506bcdc5fafd9023ee680b8c60e3e0645d7</meta:generator>
    <dc:date>2016-02-06T14:47:08.172768000</dc:date>
    <dc:creator>David Harris</dc:creator>
    <meta:keyword>Event Transport</meta:keyword>
    <meta:document-statistic meta:table-count="10" meta:image-count="1" meta:object-count="0" meta:page-count="7" meta:paragraph-count="212" meta:word-count="2018" meta:character-count="12498" meta:non-whitespace-character-count="10615"/>
    <meta:user-defined meta:name="OLCBdate">Feb 6, 2016</meta:user-defined>
    <meta:user-defined meta:name="OLCBstatus">Draft</meta:user-defined>
    <meta:user-defined meta:name="OLCByear">2016</meta:user-defined>
  </office:meta>
</office:document-meta>
</file>